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 style:font-adornments="Regular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ff" draw:fill="none" draw:fill-color="#ffffff" fo:min-height="0.713cm"/>
    </style:style>
    <style:style style:name="gr2" style:family="graphic" style:parent-style-name="standard" style:list-style-name="L1">
      <style:graphic-properties draw:stroke="solid" svg:stroke-color="#0000ff" draw:fill="none" draw:fill-color="#ffffff" fo:min-height="1.174cm"/>
    </style:style>
    <style:style style:name="gr3" style:family="graphic" style:parent-style-name="standard" style:list-style-name="L1">
      <style:graphic-properties draw:stroke="solid" svg:stroke-color="#0000ff" draw:fill="none" draw:fill-color="#ffffff" fo:min-height="0.564cm"/>
    </style:style>
    <style:style style:name="gr4" style:family="graphic" style:parent-style-name="standard">
      <style:graphic-properties svg:stroke-color="#0000ff" draw:fill="none" draw:textarea-horizontal-align="justify" draw:textarea-vertical-align="middle" draw:auto-grow-height="false" fo:min-height="0.4cm" fo:min-width="2.75cm"/>
    </style:style>
    <style:style style:name="gr5" style:family="graphic" style:parent-style-name="standard">
      <style:graphic-properties draw:stroke="none" svg:stroke-color="#0000ff" draw:fill="none" draw:fill-color="#ffffff" fo:min-height="0.805cm"/>
    </style:style>
    <style:style style:name="gr6" style:family="graphic" style:parent-style-name="standard" style:list-style-name="L1">
      <style:graphic-properties draw:stroke="solid" svg:stroke-color="#0000ff" draw:fill="none" draw:fill-color="#ffffff" fo:min-height="0.564cm"/>
    </style:style>
    <style:style style:name="gr7" style:family="graphic" style:parent-style-name="standard" style:list-style-name="L1">
      <style:graphic-properties draw:stroke="solid" svg:stroke-color="#0000ff" draw:fill="none" draw:fill-color="#ffffff" fo:min-height="0.564cm"/>
    </style:style>
    <style:style style:name="gr8" style:family="graphic" style:parent-style-name="standard" style:list-style-name="L1">
      <style:graphic-properties draw:stroke="solid" svg:stroke-color="#0000ff" draw:fill="none" draw:fill-color="#ffffff" fo:min-height="0.718cm"/>
    </style:style>
    <style:style style:name="gr9" style:family="graphic" style:parent-style-name="standard" style:list-style-name="L1">
      <style:graphic-properties draw:stroke="solid" svg:stroke-color="#0000ff" draw:fill="none" draw:fill-color="#ffffff" fo:min-height="0.564cm"/>
    </style:style>
    <style:style style:name="gr10" style:family="graphic" style:parent-style-name="standard" style:list-style-name="L1">
      <style:graphic-properties draw:stroke="solid" svg:stroke-color="#0000ff" draw:fill="none" draw:fill-color="#ffffff" fo:min-height="0.564cm"/>
    </style:style>
    <style:style style:name="gr11" style:family="graphic" style:parent-style-name="standard" style:list-style-name="L1">
      <style:graphic-properties draw:stroke="solid" svg:stroke-color="#0000ff" draw:fill="none" draw:fill-color="#ffffff" fo:min-height="0.564cm"/>
    </style:style>
    <style:style style:name="gr12" style:family="graphic" style:parent-style-name="standard" style:list-style-name="L1">
      <style:graphic-properties draw:stroke="solid" svg:stroke-color="#0000ff" draw:fill="none" draw:fill-color="#ffffff" fo:min-height="0.713cm"/>
    </style:style>
    <style:style style:name="gr13" style:family="graphic" style:parent-style-name="standard">
      <style:graphic-properties svg:stroke-color="#0000ff" draw:fill="none" draw:textarea-horizontal-align="justify" draw:textarea-vertical-align="middle" draw:auto-grow-height="false" fo:min-height="0.35cm" fo:min-width="2cm"/>
    </style:style>
    <style:style style:name="gr14" style:family="graphic" style:parent-style-name="standard">
      <style:graphic-properties draw:stroke="none" svg:stroke-color="#0000ff" draw:fill="none" draw:fill-color="#ffffff" fo:min-height="1.127cm"/>
    </style:style>
    <style:style style:name="gr15" style:family="graphic" style:parent-style-name="standard" style:list-style-name="L1">
      <style:graphic-properties draw:stroke="solid" svg:stroke-color="#0000ff" draw:fill="none" draw:fill-color="#ffffff" fo:min-height="0.564cm"/>
    </style:style>
    <style:style style:name="gr16" style:family="graphic" style:parent-style-name="standard" style:list-style-name="L1">
      <style:graphic-properties draw:stroke="solid" svg:stroke-color="#0000ff" draw:fill="none" draw:fill-color="#ffffff" fo:min-height="0.564cm"/>
    </style:style>
    <style:style style:name="gr17" style:family="graphic" style:parent-style-name="standard" style:list-style-name="L1">
      <style:graphic-properties draw:stroke="solid" svg:stroke-color="#0000ff" draw:fill="none" draw:fill-color="#ffffff" fo:min-height="0.583cm"/>
    </style:style>
    <style:style style:name="gr18" style:family="graphic" style:parent-style-name="standard" style:list-style-name="L1">
      <style:graphic-properties draw:stroke="solid" svg:stroke-color="#0000ff" draw:fill="none" draw:fill-color="#ffffff" fo:min-height="0.564cm"/>
    </style:style>
    <style:style style:name="gr19" style:family="graphic" style:parent-style-name="standard">
      <style:graphic-properties svg:stroke-color="#0000ff" draw:fill="none" draw:textarea-horizontal-align="justify" draw:textarea-vertical-align="middle" draw:auto-grow-height="false" fo:min-height="0.4cm" fo:min-width="2.225cm"/>
    </style:style>
    <style:style style:name="gr20" style:family="graphic" style:parent-style-name="standard" style:list-style-name="L2">
      <style:graphic-properties draw:stroke="none" svg:stroke-color="#0000ff" draw:fill="none" draw:fill-color="#ffffff" fo:min-height="1.127cm"/>
    </style:style>
    <style:style style:name="gr21" style:family="graphic" style:parent-style-name="standard" style:list-style-name="L1">
      <style:graphic-properties draw:stroke="solid" svg:stroke-color="#0000ff" draw:fill="none" draw:fill-color="#ffffff" fo:min-height="0.564cm"/>
    </style:style>
    <style:style style:name="gr22" style:family="graphic" style:parent-style-name="standard" style:list-style-name="L1">
      <style:graphic-properties draw:stroke="solid" svg:stroke-color="#0000ff" draw:fill="none" draw:fill-color="#ffffff" fo:min-height="0.564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65cm"/>
    </style:style>
    <style:style style:name="gr27" style:family="graphic" style:parent-style-name="standard">
      <style:graphic-properties svg:stroke-color="#000000" draw:marker-start="Arrow" draw:marker-start-width="0.2cm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  <style:text-properties fo:font-variant="normal" fo:text-transform="none" fo:color="#0000ff" style:text-outline="false" style:text-line-through-style="none" style:text-line-through-type="none" style:font-name="FreeMono" fo:font-size="16pt" fo:font-style="normal" fo:text-shadow="none" style:text-underline-style="none" fo:font-weight="normal" style:letter-kerning="true" style:font-name-asian="Source Han Sans CN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  <style:text-properties fo:color="#0000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0000ff"/>
    </style:style>
    <style:style style:name="P6" style:family="paragraph">
      <loext:graphic-properties draw:fill="none" draw:fill-color="#ffffff"/>
      <style:paragraph-properties fo:text-align="center"/>
      <style:text-properties fo:color="#0000ff"/>
    </style:style>
    <style:style style:name="P7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FreeMono" fo:font-size="16pt" fo:font-style="normal" fo:text-shadow="none" style:text-underline-style="none" fo:font-weight="normal" style:letter-kerning="true" style:font-name-asian="Source Han Sans CN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FreeMono" fo:font-size="16pt" fo:font-style="normal" fo:text-shadow="none" style:text-underline-style="none" fo:font-weight="normal" style:letter-kerning="true" style:font-name-asian="Source Han Sans CN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ff" fo:font-size="14pt" style:font-size-asian="14pt" style:font-size-complex="14pt"/>
    </style:style>
    <style:style style:name="P11" style:family="paragraph">
      <style:paragraph-properties fo:text-align="center"/>
      <style:text-properties fo:color="#000000"/>
    </style:style>
    <style:style style:name="P12" style:family="paragraph">
      <loext:graphic-properties draw:fill="none" draw:fill-color="#ffffff"/>
      <style:paragraph-properties fo:text-align="center"/>
      <style:text-properties fo:color="#000000" fo:font-size="14pt" style:font-size-asian="14pt" style:font-size-complex="14pt"/>
    </style:style>
    <style:style style:name="P13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FreeMono" fo:font-size="16pt" fo:font-style="normal" fo:text-shadow="none" style:text-underline-style="none" fo:font-weight="normal" style:letter-kerning="true" style:font-name-asian="Source Han Sans CN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ff" style:text-outline="false" style:text-line-through-style="none" style:text-line-through-type="none" style:font-name="Symbola" fo:font-size="16pt" fo:font-style="normal" fo:text-shadow="none" style:text-underline-style="none" fo:font-weight="normal" style:letter-kerning="true" style:font-name-asian="Symbola1" style:font-size-asian="16pt" style:font-style-asian="normal" style:font-weight-asian="normal" style:font-name-complex="Symbola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ff" style:text-outline="false" style:text-line-through-style="none" style:text-line-through-type="none" style:font-name="FreeMono" fo:font-size="16pt" fo:font-style="normal" fo:text-shadow="none" style:text-underline-style="none" fo:font-weight="normal" style:letter-kerning="true" style:font-name-asian="Symbola1" style:font-size-asian="16pt" style:font-style-asian="normal" style:font-weight-asian="normal" style:font-name-complex="Symbola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ff" style:text-outline="false" style:text-line-through-style="none" style:text-line-through-type="none" style:font-name="FreeMono" fo:font-size="16pt" fo:font-style="italic" fo:text-shadow="none" style:text-underline-style="none" fo:font-weight="normal" style:letter-kerning="true" style:font-name-asian="Symbola1" style:font-size-asian="16pt" style:font-style-asian="italic" style:font-weight-asian="normal" style:font-name-complex="Symbola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ff" style:text-outline="false" style:text-line-through-style="none" style:text-line-through-type="none" style:text-position="super 58%" style:font-name="FreeMono" fo:font-size="16pt" fo:font-style="normal" fo:text-shadow="none" style:text-underline-style="none" fo:font-weight="normal" style:letter-kerning="true" style:font-name-asian="Source Han Sans CN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ff" style:text-outline="false" style:text-line-through-style="none" style:text-line-through-type="none" style:font-name="FreeMono" fo:font-size="16pt" fo:font-style="italic" fo:text-shadow="none" style:text-underline-style="none" fo:font-weight="normal" style:letter-kerning="true" style:font-name-asian="Source Han Sans CN Regular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style:font-name="Symbola1" style:font-name-asian="Symbola1" style:font-name-complex="Symbola1"/>
    </style:style>
    <style:style style:name="T8" style:family="text">
      <style:text-properties fo:color="#0000ff" style:font-name="FreeMono" style:font-name-asian="Symbola1" style:font-name-complex="Symbola1"/>
    </style:style>
    <style:style style:name="T9" style:family="text">
      <style:text-properties fo:color="#0000ff" style:font-name="FreeMono" fo:font-size="16pt" style:font-name-asian="Symbola1" style:font-size-asian="16pt" style:font-name-complex="Symbola1" style:font-size-complex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eeMono" fo:font-size="16pt" fo:font-style="normal" fo:text-shadow="none" style:text-underline-style="none" fo:font-weight="normal" style:letter-kerning="true" style:font-name-asian="Source Han Sans CN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font-name="FreeMono1" fo:font-size="16pt" fo:font-style="normal" fo:text-shadow="none" style:text-underline-style="none" fo:font-weight="normal" style:letter-kerning="true" style:font-name-asian="FreeMono1" style:font-size-asian="16pt" style:font-style-asian="normal" style:font-weight-asian="normal" style:font-name-complex="Free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FreeMono1" fo:font-size="16pt" fo:font-style="normal" fo:text-shadow="none" style:text-underline-style="none" fo:font-weight="normal" style:letter-kerning="true" style:font-name-asian="FreeMono1" style:font-size-asian="16pt" style:font-style-asian="normal" style:font-weight-asian="normal" style:font-name-complex="Free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FreeMono1" fo:font-size="8pt" fo:font-style="normal" fo:text-shadow="none" style:text-underline-style="none" fo:font-weight="normal" style:letter-kerning="true" style:font-name-asian="FreeMono1" style:font-size-asian="8pt" style:font-style-asian="normal" style:font-weight-asian="normal" style:font-name-complex="Free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4cm" svg:height="0.963cm" svg:x="2.4cm" svg:y="1.2cm">
          <draw:text-box>
            <text:p text:style-name="P1"><text:span text:style-name="T1">&gt; Threshold </text:span><text:span text:style-name="T2">⇒</text:span><text:span text:style-name="T3"> Possible detected pulse (</text:span><text:span text:style-name="T4">tstart</text:span><text:span text:style-name="T3">)</text:span></text:p>
          </draw:text-box>
        </draw:frame>
        <draw:frame draw:style-name="gr2" draw:text-style-name="P2" draw:layer="layout" svg:width="13.2cm" svg:height="1.424cm" svg:x="4cm" svg:y="2.72cm">
          <draw:text-box>
            <text:p text:style-name="P1"><text:span text:style-name="T1">Template selection (by using the derivative 1</text:span><text:span text:style-name="T5">st</text:span><text:span text:style-name="T1"> sample, </text:span><text:span text:style-name="T6">samp1DER</text:span><text:span text:style-name="T1">)</text:span></text:p>
          </draw:text-box>
        </draw:frame>
        <draw:frame draw:style-name="gr3" draw:text-style-name="P2" draw:layer="layout" svg:width="13.2cm" svg:height="0.814cm" svg:x="4cm" svg:y="4.702cm">
          <draw:text-box>
            <text:p text:style-name="P3"><text:span text:style-name="T6">Pulse</text:span><text:span text:style-name="T1">·</text:span><text:span text:style-name="T6">Template</text:span><text:span text:style-name="T1"> (from 3 to 5 lags)</text:span></text:p>
          </draw:text-box>
        </draw:frame>
        <draw:g>
          <draw:custom-shape draw:style-name="gr4" draw:text-style-name="P4" draw:layer="layout" svg:width="6.5cm" svg:height="1.3cm" svg:x="7.4cm" svg:y="6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5" draw:text-style-name="P6" draw:layer="layout" svg:width="3.7cm" svg:height="1.055cm" svg:x="8.773cm" svg:y="6.239cm">
            <draw:text-box>
              <text:p text:style-name="P5"><text:span text:style-name="T7">∃</text:span><text:span text:style-name="T8"> </text:span><text:span text:style-name="T9">maximum</text:span></text:p>
            </draw:text-box>
          </draw:frame>
        </draw:g>
        <draw:frame draw:style-name="gr6" draw:text-style-name="P2" draw:layer="layout" svg:width="2.7cm" svg:height="0.814cm" svg:x="3.15cm" svg:y="10.3cm">
          <draw:text-box>
            <text:p text:style-name="P1"><text:span text:style-name="T4">tstart</text:span></text:p>
          </draw:text-box>
        </draw:frame>
        <draw:frame draw:style-name="gr7" draw:text-style-name="P2" draw:layer="layout" svg:width="6.8cm" svg:height="0.814cm" svg:x="1.1cm" svg:y="12.8cm">
          <draw:text-box>
            <text:p text:style-name="P1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8" draw:text-style-name="P2" draw:layer="layout" svg:width="10.4cm" svg:height="0.968cm" svg:x="9.5cm" svg:y="7.932cm">
          <draw:text-box>
            <text:p text:style-name="P3"><text:span text:style-name="T3">Analytical parabola </text:span><text:span text:style-name="T2">⇒</text:span><text:span text:style-name="T3"> </text:span><text:span text:style-name="T4">tstart</text:span></text:p>
          </draw:text-box>
        </draw:frame>
        <draw:frame draw:style-name="gr9" draw:text-style-name="P2" draw:layer="layout" svg:width="7cm" svg:height="0.814cm" svg:x="8.8cm" svg:y="9.452cm">
          <draw:text-box>
            <text:p text:style-name="P3"><text:span text:style-name="T6">samp1DER</text:span><text:span text:style-name="T1"> correction</text:span></text:p>
          </draw:text-box>
        </draw:frame>
        <draw:frame draw:style-name="gr10" draw:text-style-name="P2" draw:layer="layout" svg:width="6.8cm" svg:height="0.814cm" svg:x="8.8cm" svg:y="10.824cm">
          <draw:text-box>
            <text:p text:style-name="P3"><text:span text:style-name="T3">Template selection</text:span></text:p>
          </draw:text-box>
        </draw:frame>
        <draw:frame draw:style-name="gr11" draw:text-style-name="P2" draw:layer="layout" svg:width="8.3cm" svg:height="0.814cm" svg:x="8.8cm" svg:y="12.196cm">
          <draw:text-box>
            <text:p text:style-name="P3"><text:span text:style-name="T6">Pulse</text:span><text:span text:style-name="T1">·</text:span><text:span text:style-name="T6">Template</text:span><text:span text:style-name="T1"> (3 lags)</text:span></text:p>
          </draw:text-box>
        </draw:frame>
        <draw:frame draw:style-name="gr12" draw:text-style-name="P2" draw:layer="layout" svg:width="10.3cm" svg:height="0.963cm" svg:x="8.8cm" svg:y="13.568cm">
          <draw:text-box>
            <text:p text:style-name="P3"><text:span text:style-name="T3">Analytical parabola </text:span><text:span text:style-name="T2">⇒</text:span><text:span text:style-name="T3"> </text:span><text:span text:style-name="T4">tstart</text:span></text:p>
          </draw:text-box>
        </draw:frame>
        <draw:g>
          <draw:custom-shape draw:style-name="gr13" draw:text-style-name="P4" draw:layer="layout" svg:width="5cm" svg:height="1.2cm" svg:x="12.45cm" svg:y="1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4" draw:text-style-name="P6" draw:layer="layout" svg:width="3.927cm" svg:height="1.377cm" svg:x="13.023cm" svg:y="15.389cm">
            <draw:text-box>
              <text:p text:style-name="P5"><text:span text:style-name="T9">= template</text:span></text:p>
            </draw:text-box>
          </draw:frame>
        </draw:g>
        <draw:frame draw:style-name="gr15" draw:text-style-name="P2" draw:layer="layout" svg:width="7cm" svg:height="0.814cm" svg:x="11.45cm" svg:y="17.023cm">
          <draw:text-box>
            <text:p text:style-name="P3"><text:span text:style-name="T6">samp1DE</text:span><text:span text:style-name="T6">R</text:span><text:span text:style-name="T1"> </text:span><text:span text:style-name="T1">correct</text:span><text:span text:style-name="T1">ion</text:span></text:p>
          </draw:text-box>
        </draw:frame>
        <draw:frame draw:style-name="gr16" draw:text-style-name="P2" draw:layer="layout" svg:width="6.8cm" svg:height="0.814cm" svg:x="11.55cm" svg:y="18.395cm">
          <draw:text-box>
            <text:p text:style-name="P3"><text:span text:style-name="T3">Templa</text:span><text:span text:style-name="T3">te </text:span><text:span text:style-name="T3">select</text:span><text:span text:style-name="T3">ion</text:span></text:p>
          </draw:text-box>
        </draw:frame>
        <draw:frame draw:style-name="gr17" draw:text-style-name="P2" draw:layer="layout" svg:width="7cm" svg:height="0.833cm" svg:x="11.4cm" svg:y="19.767cm">
          <draw:text-box>
            <text:p text:style-name="P3"><text:span text:style-name="T3">Template correction</text:span></text:p>
          </draw:text-box>
        </draw:frame>
        <draw:frame draw:style-name="gr18" draw:text-style-name="P7" draw:layer="layout" svg:width="10.7cm" svg:height="0.814cm" svg:x="4.9cm" svg:y="22cm">
          <draw:text-box>
            <text:p text:style-name="P1"><text:span text:style-name="T10"><text:s/></text:span><text:span text:style-name="T1">Derivati</text:span><text:span text:style-name="T1">ve slope </text:span><text:span text:style-name="T1">calculus </text:span><text:span text:style-name="T1">(</text:span><text:span text:style-name="T11">σ</text:span><text:span text:style-name="T1">)</text:span></text:p>
          </draw:text-box>
        </draw:frame>
        <draw:g>
          <draw:custom-shape draw:style-name="gr19" draw:text-style-name="P4" draw:layer="layout" svg:width="5.449cm" svg:height="1.3cm" svg:x="8.051cm" svg:y="23.37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20" draw:text-style-name="P8" draw:layer="layout" svg:width="3.101cm" svg:height="1.377cm" svg:x="9.202cm" svg:y="23.511cm">
            <draw:text-box>
              <text:p text:style-name="P1"><text:span text:style-name="T12"><text:s/></text:span><text:span text:style-name="T11">σ ≥ </text:span><text:span text:style-name="T11">σ</text:span><text:span text:style-name="T13">min</text:span></text:p>
            </draw:text-box>
          </draw:frame>
        </draw:g>
        <draw:frame draw:style-name="gr21" draw:text-style-name="P2" draw:layer="layout" svg:width="7.5cm" svg:height="0.814cm" svg:x="7.038cm" svg:y="25.224cm">
          <draw:text-box>
            <text:p text:style-name="P1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 </text:span><text:span text:style-name="T3">s</text:span><text:span text:style-name="T3">u</text:span><text:span text:style-name="T3">b</text:span><text:span text:style-name="T3">t</text:span><text:span text:style-name="T3">r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22" draw:text-style-name="P2" draw:layer="layout" svg:width="4.2cm" svg:height="0.814cm" svg:x="15.7cm" svg:y="23.6cm">
          <draw:text-box>
            <text:p text:style-name="P1"><text:span text:style-name="T3">NEW SEARCH</text:span></text:p>
          </draw:text-box>
        </draw:frame>
        <draw:line draw:style-name="gr23" draw:text-style-name="P4" draw:layer="layout" svg:x1="10.2cm" svg:y1="2.16cm" svg:x2="10.2cm" svg:y2="2.16cm">
          <text:p/>
        </draw:line>
        <draw:line draw:style-name="gr24" draw:text-style-name="P4" draw:layer="layout" svg:x1="10.6cm" svg:y1="2.16cm" svg:x2="10.6cm" svg:y2="2.72cm">
          <text:p/>
        </draw:line>
        <draw:line draw:style-name="gr24" draw:text-style-name="P4" draw:layer="layout" svg:x1="10.6cm" svg:y1="4.14cm" svg:x2="10.6cm" svg:y2="4.7cm">
          <text:p/>
        </draw:line>
        <draw:line draw:style-name="gr24" draw:text-style-name="P4" draw:layer="layout" svg:x1="10.6cm" svg:y1="5.51cm" svg:x2="10.6cm" svg:y2="6.07cm">
          <text:p/>
        </draw:line>
        <draw:line draw:style-name="gr24" draw:text-style-name="P4" draw:layer="layout" svg:x1="14.95cm" svg:y1="14.53cm" svg:x2="14.95cm" svg:y2="15.21cm">
          <text:p/>
        </draw:line>
        <draw:line draw:style-name="gr24" draw:text-style-name="P4" draw:layer="layout" svg:x1="14.95cm" svg:y1="16.41cm" svg:x2="14.95cm" svg:y2="17.03cm">
          <text:p/>
        </draw:line>
        <draw:line draw:style-name="gr24" draw:text-style-name="P4" draw:layer="layout" svg:x1="14.95cm" svg:y1="17.83cm" svg:x2="14.95cm" svg:y2="18.39cm">
          <text:p/>
        </draw:line>
        <draw:line draw:style-name="gr24" draw:text-style-name="P4" draw:layer="layout" svg:x1="14.9cm" svg:y1="19.21cm" svg:x2="14.9cm" svg:y2="19.77cm">
          <text:p/>
        </draw:line>
        <draw:line draw:style-name="gr24" draw:text-style-name="P4" draw:layer="layout" svg:x1="12.7cm" svg:y1="10.27cm" svg:x2="12.7cm" svg:y2="10.83cm">
          <text:p/>
        </draw:line>
        <draw:line draw:style-name="gr24" draw:text-style-name="P4" draw:layer="layout" svg:x1="12.7cm" svg:y1="11.63cm" svg:x2="12.7cm" svg:y2="12.19cm">
          <text:p/>
        </draw:line>
        <draw:line draw:style-name="gr24" draw:text-style-name="P4" draw:layer="layout" svg:x1="12.7cm" svg:y1="13.01cm" svg:x2="12.7cm" svg:y2="13.57cm">
          <text:p/>
        </draw:line>
        <draw:line draw:style-name="gr24" draw:text-style-name="P4" draw:layer="layout" svg:x1="14.95cm" svg:y1="8.9cm" svg:x2="14.95cm" svg:y2="9.46cm">
          <text:p/>
        </draw:line>
        <draw:line draw:style-name="gr24" draw:text-style-name="P4" draw:layer="layout" svg:x1="10.775cm" svg:y1="22.81cm" svg:x2="10.775cm" svg:y2="23.37cm">
          <text:p/>
        </draw:line>
        <draw:line draw:style-name="gr24" draw:text-style-name="P4" draw:layer="layout" svg:x1="10.775cm" svg:y1="22.81cm" svg:x2="10.775cm" svg:y2="23.37cm">
          <text:p/>
        </draw:line>
        <draw:line draw:style-name="gr24" draw:text-style-name="P4" draw:layer="layout" svg:x1="10.775cm" svg:y1="24.67cm" svg:x2="10.775cm" svg:y2="25.23cm">
          <text:p/>
        </draw:line>
        <draw:line draw:style-name="gr24" draw:text-style-name="P4" draw:layer="layout" svg:x1="13.5cm" svg:y1="24.02cm" svg:x2="15.7cm" svg:y2="24.02cm">
          <text:p/>
        </draw:line>
        <draw:line draw:style-name="gr24" draw:text-style-name="P4" draw:layer="layout" svg:x1="4.5cm" svg:y1="11.11cm" svg:x2="4.5cm" svg:y2="12.81cm">
          <text:p/>
        </draw:line>
        <draw:line draw:style-name="gr25" draw:text-style-name="P4" draw:layer="layout" svg:x1="14cm" svg:y1="6.72cm" svg:x2="14cm" svg:y2="6.72cm">
          <text:p/>
        </draw:line>
        <draw:line draw:style-name="gr25" draw:text-style-name="P4" draw:layer="layout" svg:x1="4.5cm" svg:y1="6.72cm" svg:x2="7.36cm" svg:y2="6.72cm">
          <text:p/>
        </draw:line>
        <draw:line draw:style-name="gr24" draw:text-style-name="P4" draw:layer="layout" svg:x1="14.95cm" svg:y1="6.72cm" svg:x2="14.95cm" svg:y2="7.94cm">
          <text:p/>
        </draw:line>
        <draw:line draw:style-name="gr24" draw:text-style-name="P4" draw:layer="layout" svg:x1="4.5cm" svg:y1="6.72cm" svg:x2="4.5cm" svg:y2="10.31cm">
          <text:p/>
        </draw:line>
        <draw:line draw:style-name="gr24" draw:text-style-name="P4" draw:layer="layout" svg:x1="13.25cm" svg:y1="21.41cm" svg:x2="13.25cm" svg:y2="21.97cm">
          <text:p/>
        </draw:line>
        <draw:line draw:style-name="gr24" draw:text-style-name="P4" draw:layer="layout" svg:x1="8.25cm" svg:y1="21.41cm" svg:x2="8.25cm" svg:y2="21.97cm">
          <text:p/>
        </draw:line>
        <draw:line draw:style-name="gr25" draw:text-style-name="P4" draw:layer="layout" svg:x1="13.85cm" svg:y1="6.72cm" svg:x2="14.95cm" svg:y2="6.72cm">
          <text:p/>
        </draw:line>
        <draw:line draw:style-name="gr25" draw:text-style-name="P4" draw:layer="layout" svg:x1="4.5cm" svg:y1="13.6cm" svg:x2="4.5cm" svg:y2="21.41cm">
          <text:p/>
        </draw:line>
        <draw:line draw:style-name="gr25" draw:text-style-name="P4" draw:layer="layout" svg:x1="8.25cm" svg:y1="21.41cm" svg:x2="4.5cm" svg:y2="21.41cm">
          <text:p/>
        </draw:line>
        <draw:line draw:style-name="gr25" draw:text-style-name="P4" draw:layer="layout" svg:x1="14.95cm" svg:y1="20.58cm" svg:x2="14.95cm" svg:y2="21.41cm">
          <text:p/>
        </draw:line>
        <draw:line draw:style-name="gr25" draw:text-style-name="P4" draw:layer="layout" svg:x1="13.25cm" svg:y1="21.41cm" svg:x2="14.95cm" svg:y2="21.41cm">
          <text:p/>
        </draw:line>
        <draw:frame draw:style-name="gr26" draw:text-style-name="P10" draw:layer="layout" svg:width="1.9cm" svg:height="0.9cm" svg:x="13.3cm" svg:y="6cm">
          <draw:text-box>
            <text:p text:style-name="P9"><text:span text:style-name="T14">YES</text:span></text:p>
          </draw:text-box>
        </draw:frame>
        <draw:frame draw:style-name="gr26" draw:text-style-name="P10" draw:layer="layout" svg:width="1.9cm" svg:height="0.9cm" svg:x="6cm" svg:y="6cm">
          <draw:text-box>
            <text:p text:style-name="P9"><text:span text:style-name="T14">NO</text:span></text:p>
          </draw:text-box>
        </draw:frame>
        <draw:frame draw:style-name="gr26" draw:text-style-name="P10" draw:layer="layout" svg:width="1.9cm" svg:height="0.9cm" svg:x="12.9cm" svg:y="23.3cm">
          <draw:text-box>
            <text:p text:style-name="P9"><text:span text:style-name="T14">NO</text:span></text:p>
          </draw:text-box>
        </draw:frame>
        <draw:frame draw:style-name="gr26" draw:text-style-name="P10" draw:layer="layout" svg:width="1.9cm" svg:height="0.9cm" svg:x="10.5cm" svg:y="24.5cm">
          <draw:text-box>
            <text:p text:style-name="P9"><text:span text:style-name="T14">YES</text:span></text:p>
          </draw:text-box>
        </draw:frame>
        <draw:frame draw:style-name="gr26" draw:text-style-name="P12" draw:layer="layout" svg:width="1.9cm" svg:height="0.9cm" svg:x="13.3cm" svg:y="16.3cm">
          <draw:text-box>
            <text:p text:style-name="P11"><text:span text:style-name="T15">YES</text:span></text:p>
          </draw:text-box>
        </draw:frame>
        <draw:frame draw:style-name="gr26" draw:text-style-name="P12" draw:layer="layout" svg:width="1.9cm" svg:height="0.9cm" svg:x="16.8cm" svg:y="15.1cm">
          <draw:text-box>
            <text:p text:style-name="P11"><text:span text:style-name="T15">NO</text:span></text:p>
          </draw:text-box>
        </draw:frame>
        <draw:line draw:style-name="gr25" draw:text-style-name="P4" draw:layer="layout" svg:x1="17.45cm" svg:y1="15.8cm" svg:x2="19.4cm" svg:y2="15.8cm">
          <text:p/>
        </draw:line>
        <draw:line draw:style-name="gr25" draw:text-style-name="P4" draw:layer="layout" svg:x1="19.4cm" svg:y1="15.8cm" svg:x2="19.4cm" svg:y2="9.9cm">
          <text:p/>
        </draw:line>
        <draw:line draw:style-name="gr27" draw:text-style-name="P9" draw:layer="layout" svg:x1="15.8cm" svg:y1="9.9cm" svg:x2="19.4cm" svg:y2="9.9cm">
          <text:p/>
        </draw:line>
        <draw:line draw:style-name="gr25" draw:text-style-name="P4" draw:layer="layout" svg:x1="14.54cm" svg:y1="25.7cm" svg:x2="17.9cm" svg:y2="25.7cm">
          <text:p/>
        </draw:line>
        <draw:line draw:style-name="gr24" draw:text-style-name="P4" draw:layer="layout" svg:x1="17.9cm" svg:y1="25.7cm" svg:x2="17.9cm" svg:y2="24.4cm">
          <text:p/>
        </draw:line>
        <draw:frame draw:style-name="gr28" draw:text-style-name="P13" draw:layer="layout" svg:width="3.4cm" svg:height="0.725cm" svg:x="14.5cm" svg:y="25.075cm">
          <draw:text-box>
            <text:p><text:span text:style-name="T16">Detected pu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 style:font-adornments="Regular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4:41:16.696688173</meta:creation-date>
    <dc:date>2018-04-06T09:34:03.472433719</dc:date>
    <meta:editing-duration>PT1H8M28S</meta:editing-duration>
    <meta:editing-cycles>12</meta:editing-cycles>
    <meta:generator>LibreOffice/5.4.6.2$Linux_X86_64 LibreOffice_project/40$Build-2</meta:generator>
    <meta:document-statistic meta:object-count="65"/>
  </office:meta>
</office:document-meta>
</file>